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1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589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3.715cm"/>
    </style:style>
    <style:style style:name="co6" style:family="table-column">
      <style:table-column-properties fo:break-before="auto" style:column-width="3.43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1.196cm"/>
    </style:style>
    <style:style style:name="co10" style:family="table-column">
      <style:table-column-properties fo:break-before="auto" style:column-width="2.683cm"/>
    </style:style>
    <style:style style:name="co11" style:family="table-column">
      <style:table-column-properties fo:break-before="auto" style:column-width="2.194cm"/>
    </style:style>
    <style:style style:name="co12" style:family="table-column">
      <style:table-column-properties fo:break-before="auto" style:column-width="2.768cm"/>
    </style:style>
    <style:style style:name="co13" style:family="table-column">
      <style:table-column-properties fo:break-before="auto" style:column-width="3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ir_scheduler" table:style-name="ta1">
        <table:shapes>
          <draw:frame draw:z-index="0" draw:style-name="gr1" draw:text-style-name="P1" svg:width="15.999cm" svg:height="8.999cm" svg:x="20.628cm" svg:y="1.5cm">
            <draw:object draw:notify-on-update-of-ranges="fair_scheduler.F1:fair_scheduler.F1 fair_scheduler.F2:fair_scheduler.F45 fair_scheduler.G1:fair_scheduler.G1 fair_scheduler.G2:fair_scheduler.G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Programmn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Slice-Nummer</text:p>
          </table:table-cell>
          <table:table-cell table:style-name="ce1" office:value-type="string" calcext:value-type="string">
            <text:p>Sekunden</text:p>
          </table:table-cell>
          <table:table-cell table:style-name="ce1" office:value-type="string" calcext:value-type="string">
            <text:p>Nanosekunden</text:p>
          </table:table-cell>
          <table:table-cell table:style-name="ce1"/>
          <table:table-cell table:style-name="ce1" office:value-type="string" calcext:value-type="string">
            <text:p>Labe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0099433" calcext:value-type="float">
            <text:p>1750099433</text:p>
          </table:table-cell>
          <table:table-cell office:value-type="float" office:value="684267537" calcext:value-type="float">
            <text:p>684267537</text:p>
          </table:table-cell>
          <table:table-cell table:style-name="ce3" table:formula="of:=[.D2]+[.E2]/1000000000" office:value-type="float" office:value="1750099433.68427" calcext:value-type="float">
            <text:p>1750099433,68427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50099434" calcext:value-type="float">
            <text:p>1750099434</text:p>
          </table:table-cell>
          <table:table-cell office:value-type="float" office:value="800658820" calcext:value-type="float">
            <text:p>800658820</text:p>
          </table:table-cell>
          <table:table-cell table:style-name="ce3" table:formula="of:=[.D3]+[.E3]/1000000000" office:value-type="float" office:value="1750099434.80066" calcext:value-type="float">
            <text:p>1750099434,80066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50099435" calcext:value-type="float">
            <text:p>1750099435</text:p>
          </table:table-cell>
          <table:table-cell office:value-type="float" office:value="893385704" calcext:value-type="float">
            <text:p>893385704</text:p>
          </table:table-cell>
          <table:table-cell table:style-name="ce3" table:formula="of:=[.D4]+[.E4]/1000000000" office:value-type="float" office:value="1750099435.89339" calcext:value-type="float">
            <text:p>1750099435,89339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50099437" calcext:value-type="float">
            <text:p>1750099437</text:p>
          </table:table-cell>
          <table:table-cell office:value-type="float" office:value="38150687" calcext:value-type="float">
            <text:p>38150687</text:p>
          </table:table-cell>
          <table:table-cell table:style-name="ce3" table:formula="of:=[.D5]+[.E5]/1000000000" office:value-type="float" office:value="1750099437.03815" calcext:value-type="float">
            <text:p>1750099437,03815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50099438" calcext:value-type="float">
            <text:p>1750099438</text:p>
          </table:table-cell>
          <table:table-cell office:value-type="float" office:value="120827071" calcext:value-type="float">
            <text:p>120827071</text:p>
          </table:table-cell>
          <table:table-cell table:style-name="ce3" table:formula="of:=[.D6]+[.E6]/1000000000" office:value-type="float" office:value="1750099438.12083" calcext:value-type="float">
            <text:p>1750099438,12083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50099439" calcext:value-type="float">
            <text:p>1750099439</text:p>
          </table:table-cell>
          <table:table-cell office:value-type="float" office:value="201484921" calcext:value-type="float">
            <text:p>201484921</text:p>
          </table:table-cell>
          <table:table-cell table:style-name="ce3" table:formula="of:=[.D7]+[.E7]/1000000000" office:value-type="float" office:value="1750099439.20149" calcext:value-type="float">
            <text:p>1750099439,20149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0099440" calcext:value-type="float">
            <text:p>1750099440</text:p>
          </table:table-cell>
          <table:table-cell office:value-type="float" office:value="298441108" calcext:value-type="float">
            <text:p>298441108</text:p>
          </table:table-cell>
          <table:table-cell table:style-name="ce3" table:formula="of:=[.D8]+[.E8]/1000000000" office:value-type="float" office:value="1750099440.29844" calcext:value-type="float">
            <text:p>1750099440,29844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50099441" calcext:value-type="float">
            <text:p>1750099441</text:p>
          </table:table-cell>
          <table:table-cell office:value-type="float" office:value="398668094" calcext:value-type="float">
            <text:p>398668094</text:p>
          </table:table-cell>
          <table:table-cell table:style-name="ce3" table:formula="of:=[.D9]+[.E9]/1000000000" office:value-type="float" office:value="1750099441.39867" calcext:value-type="float">
            <text:p>1750099441,39867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50099442" calcext:value-type="float">
            <text:p>1750099442</text:p>
          </table:table-cell>
          <table:table-cell office:value-type="float" office:value="470712684" calcext:value-type="float">
            <text:p>470712684</text:p>
          </table:table-cell>
          <table:table-cell table:style-name="ce3" table:formula="of:=[.D10]+[.E10]/1000000000" office:value-type="float" office:value="1750099442.47071" calcext:value-type="float">
            <text:p>1750099442,47071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50099443" calcext:value-type="float">
            <text:p>1750099443</text:p>
          </table:table-cell>
          <table:table-cell office:value-type="float" office:value="598894668" calcext:value-type="float">
            <text:p>598894668</text:p>
          </table:table-cell>
          <table:table-cell table:style-name="ce3" table:formula="of:=[.D11]+[.E11]/1000000000" office:value-type="float" office:value="1750099443.59889" calcext:value-type="float">
            <text:p>1750099443,59889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50099444" calcext:value-type="float">
            <text:p>1750099444</text:p>
          </table:table-cell>
          <table:table-cell office:value-type="float" office:value="702496455" calcext:value-type="float">
            <text:p>702496455</text:p>
          </table:table-cell>
          <table:table-cell table:style-name="ce3" table:formula="of:=[.D12]+[.E12]/1000000000" office:value-type="float" office:value="1750099444.7025" calcext:value-type="float">
            <text:p>1750099444,7025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50099433" calcext:value-type="float">
            <text:p>1750099433</text:p>
          </table:table-cell>
          <table:table-cell office:value-type="float" office:value="684346837" calcext:value-type="float">
            <text:p>684346837</text:p>
          </table:table-cell>
          <table:table-cell table:style-name="ce3" table:formula="of:=[.D13]+[.E13]/1000000000" office:value-type="float" office:value="1750099433.68435" calcext:value-type="float">
            <text:p>1750099433,6843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0099434" calcext:value-type="float">
            <text:p>1750099434</text:p>
          </table:table-cell>
          <table:table-cell office:value-type="float" office:value="740408421" calcext:value-type="float">
            <text:p>740408421</text:p>
          </table:table-cell>
          <table:table-cell table:style-name="ce3" table:formula="of:=[.D14]+[.E14]/1000000000" office:value-type="float" office:value="1750099434.74041" calcext:value-type="float">
            <text:p>1750099434,74041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50099435" calcext:value-type="float">
            <text:p>1750099435</text:p>
          </table:table-cell>
          <table:table-cell office:value-type="float" office:value="877007804" calcext:value-type="float">
            <text:p>877007804</text:p>
          </table:table-cell>
          <table:table-cell table:style-name="ce3" table:formula="of:=[.D15]+[.E15]/1000000000" office:value-type="float" office:value="1750099435.87701" calcext:value-type="float">
            <text:p>1750099435,87701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50099437" calcext:value-type="float">
            <text:p>1750099437</text:p>
          </table:table-cell>
          <table:table-cell office:value-type="float" office:value="2340387" calcext:value-type="float">
            <text:p>2340387</text:p>
          </table:table-cell>
          <table:table-cell table:style-name="ce3" table:formula="of:=[.D16]+[.E16]/1000000000" office:value-type="float" office:value="1750099437.00234" calcext:value-type="float">
            <text:p>1750099437,00234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50099438" calcext:value-type="float">
            <text:p>1750099438</text:p>
          </table:table-cell>
          <table:table-cell office:value-type="float" office:value="217009469" calcext:value-type="float">
            <text:p>217009469</text:p>
          </table:table-cell>
          <table:table-cell table:style-name="ce3" table:formula="of:=[.D17]+[.E17]/1000000000" office:value-type="float" office:value="1750099438.21701" calcext:value-type="float">
            <text:p>1750099438,21701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50099439" calcext:value-type="float">
            <text:p>1750099439</text:p>
          </table:table-cell>
          <table:table-cell office:value-type="float" office:value="281196012" calcext:value-type="float">
            <text:p>281196012</text:p>
          </table:table-cell>
          <table:table-cell table:style-name="ce3" table:formula="of:=[.D18]+[.E18]/1000000000" office:value-type="float" office:value="1750099439.2812" calcext:value-type="float">
            <text:p>1750099439,2812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50099440" calcext:value-type="float">
            <text:p>1750099440</text:p>
          </table:table-cell>
          <table:table-cell office:value-type="float" office:value="407872896" calcext:value-type="float">
            <text:p>407872896</text:p>
          </table:table-cell>
          <table:table-cell table:style-name="ce3" table:formula="of:=[.D19]+[.E19]/1000000000" office:value-type="float" office:value="1750099440.40787" calcext:value-type="float">
            <text:p>1750099440,40787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50099441" calcext:value-type="float">
            <text:p>1750099441</text:p>
          </table:table-cell>
          <table:table-cell office:value-type="float" office:value="563675278" calcext:value-type="float">
            <text:p>563675278</text:p>
          </table:table-cell>
          <table:table-cell table:style-name="ce3" table:formula="of:=[.D20]+[.E20]/1000000000" office:value-type="float" office:value="1750099441.56368" calcext:value-type="float">
            <text:p>1750099441,56368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50099442" calcext:value-type="float">
            <text:p>1750099442</text:p>
          </table:table-cell>
          <table:table-cell office:value-type="float" office:value="685341462" calcext:value-type="float">
            <text:p>685341462</text:p>
          </table:table-cell>
          <table:table-cell table:style-name="ce3" table:formula="of:=[.D21]+[.E21]/1000000000" office:value-type="float" office:value="1750099442.68534" calcext:value-type="float">
            <text:p>1750099442,68534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50099443" calcext:value-type="float">
            <text:p>1750099443</text:p>
          </table:table-cell>
          <table:table-cell office:value-type="float" office:value="769297551" calcext:value-type="float">
            <text:p>769297551</text:p>
          </table:table-cell>
          <table:table-cell table:style-name="ce3" table:formula="of:=[.D22]+[.E22]/1000000000" office:value-type="float" office:value="1750099443.7693" calcext:value-type="float">
            <text:p>1750099443,7693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50099444" calcext:value-type="float">
            <text:p>1750099444</text:p>
          </table:table-cell>
          <table:table-cell office:value-type="float" office:value="864783838" calcext:value-type="float">
            <text:p>864783838</text:p>
          </table:table-cell>
          <table:table-cell table:style-name="ce3" table:formula="of:=[.D23]+[.E23]/1000000000" office:value-type="float" office:value="1750099444.86478" calcext:value-type="float">
            <text:p>1750099444,86478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0099433" calcext:value-type="float">
            <text:p>1750099433</text:p>
          </table:table-cell>
          <table:table-cell office:value-type="float" office:value="683773837" calcext:value-type="float">
            <text:p>683773837</text:p>
          </table:table-cell>
          <table:table-cell table:style-name="ce3" table:formula="of:=[.D24]+[.E24]/1000000000" office:value-type="float" office:value="1750099433.68377" calcext:value-type="float">
            <text:p>1750099433,68377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0099434" calcext:value-type="float">
            <text:p>1750099434</text:p>
          </table:table-cell>
          <table:table-cell office:value-type="float" office:value="795157820" calcext:value-type="float">
            <text:p>795157820</text:p>
          </table:table-cell>
          <table:table-cell table:style-name="ce3" table:formula="of:=[.D25]+[.E25]/1000000000" office:value-type="float" office:value="1750099434.79516" calcext:value-type="float">
            <text:p>1750099434,79516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50099435" calcext:value-type="float">
            <text:p>1750099435</text:p>
          </table:table-cell>
          <table:table-cell office:value-type="float" office:value="909288403" calcext:value-type="float">
            <text:p>909288403</text:p>
          </table:table-cell>
          <table:table-cell table:style-name="ce3" table:formula="of:=[.D26]+[.E26]/1000000000" office:value-type="float" office:value="1750099435.90929" calcext:value-type="float">
            <text:p>1750099435,90929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50099437" calcext:value-type="float">
            <text:p>1750099437</text:p>
          </table:table-cell>
          <table:table-cell office:value-type="float" office:value="39125887" calcext:value-type="float">
            <text:p>39125887</text:p>
          </table:table-cell>
          <table:table-cell table:style-name="ce3" table:formula="of:=[.D27]+[.E27]/1000000000" office:value-type="float" office:value="1750099437.03913" calcext:value-type="float">
            <text:p>1750099437,03913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50099438" calcext:value-type="float">
            <text:p>1750099438</text:p>
          </table:table-cell>
          <table:table-cell office:value-type="float" office:value="195323669" calcext:value-type="float">
            <text:p>195323669</text:p>
          </table:table-cell>
          <table:table-cell table:style-name="ce3" table:formula="of:=[.D28]+[.E28]/1000000000" office:value-type="float" office:value="1750099438.19532" calcext:value-type="float">
            <text:p>1750099438,19532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50099439" calcext:value-type="float">
            <text:p>1750099439</text:p>
          </table:table-cell>
          <table:table-cell office:value-type="float" office:value="294968811" calcext:value-type="float">
            <text:p>294968811</text:p>
          </table:table-cell>
          <table:table-cell table:style-name="ce3" table:formula="of:=[.D29]+[.E29]/1000000000" office:value-type="float" office:value="1750099439.29497" calcext:value-type="float">
            <text:p>1750099439,29497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50099440" calcext:value-type="float">
            <text:p>1750099440</text:p>
          </table:table-cell>
          <table:table-cell office:value-type="float" office:value="436757393" calcext:value-type="float">
            <text:p>436757393</text:p>
          </table:table-cell>
          <table:table-cell table:style-name="ce3" table:formula="of:=[.D30]+[.E30]/1000000000" office:value-type="float" office:value="1750099440.43676" calcext:value-type="float">
            <text:p>1750099440,43676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50099441" calcext:value-type="float">
            <text:p>1750099441</text:p>
          </table:table-cell>
          <table:table-cell office:value-type="float" office:value="562818578" calcext:value-type="float">
            <text:p>562818578</text:p>
          </table:table-cell>
          <table:table-cell table:style-name="ce3" table:formula="of:=[.D31]+[.E31]/1000000000" office:value-type="float" office:value="1750099441.56282" calcext:value-type="float">
            <text:p>1750099441,56282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50099442" calcext:value-type="float">
            <text:p>1750099442</text:p>
          </table:table-cell>
          <table:table-cell office:value-type="float" office:value="638696467" calcext:value-type="float">
            <text:p>638696467</text:p>
          </table:table-cell>
          <table:table-cell table:style-name="ce3" table:formula="of:=[.D32]+[.E32]/1000000000" office:value-type="float" office:value="1750099442.6387" calcext:value-type="float">
            <text:p>1750099442,6387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50099443" calcext:value-type="float">
            <text:p>1750099443</text:p>
          </table:table-cell>
          <table:table-cell office:value-type="float" office:value="803125047" calcext:value-type="float">
            <text:p>803125047</text:p>
          </table:table-cell>
          <table:table-cell table:style-name="ce3" table:formula="of:=[.D33]+[.E33]/1000000000" office:value-type="float" office:value="1750099443.80313" calcext:value-type="float">
            <text:p>1750099443,80313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50099444" calcext:value-type="float">
            <text:p>1750099444</text:p>
          </table:table-cell>
          <table:table-cell office:value-type="float" office:value="912478233" calcext:value-type="float">
            <text:p>912478233</text:p>
          </table:table-cell>
          <table:table-cell table:style-name="ce3" table:formula="of:=[.D34]+[.E34]/1000000000" office:value-type="float" office:value="1750099444.91248" calcext:value-type="float">
            <text:p>1750099444,91248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50099433" calcext:value-type="float">
            <text:p>1750099433</text:p>
          </table:table-cell>
          <table:table-cell office:value-type="float" office:value="684090037" calcext:value-type="float">
            <text:p>684090037</text:p>
          </table:table-cell>
          <table:table-cell table:style-name="ce3" table:formula="of:=[.D35]+[.E35]/1000000000" office:value-type="float" office:value="1750099433.68409" calcext:value-type="float">
            <text:p>1750099433,68409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50099434" calcext:value-type="float">
            <text:p>1750099434</text:p>
          </table:table-cell>
          <table:table-cell office:value-type="float" office:value="799367420" calcext:value-type="float">
            <text:p>799367420</text:p>
          </table:table-cell>
          <table:table-cell table:style-name="ce3" table:formula="of:=[.D36]+[.E36]/1000000000" office:value-type="float" office:value="1750099434.79937" calcext:value-type="float">
            <text:p>1750099434,79937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50099435" calcext:value-type="float">
            <text:p>1750099435</text:p>
          </table:table-cell>
          <table:table-cell office:value-type="float" office:value="942490103" calcext:value-type="float">
            <text:p>942490103</text:p>
          </table:table-cell>
          <table:table-cell table:style-name="ce3" table:formula="of:=[.D37]+[.E37]/1000000000" office:value-type="float" office:value="1750099435.94249" calcext:value-type="float">
            <text:p>1750099435,94249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50099437" calcext:value-type="float">
            <text:p>1750099437</text:p>
          </table:table-cell>
          <table:table-cell office:value-type="float" office:value="83008786" calcext:value-type="float">
            <text:p>83008786</text:p>
          </table:table-cell>
          <table:table-cell table:style-name="ce3" table:formula="of:=[.D38]+[.E38]/1000000000" office:value-type="float" office:value="1750099437.08301" calcext:value-type="float">
            <text:p>1750099437,08301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50099438" calcext:value-type="float">
            <text:p>1750099438</text:p>
          </table:table-cell>
          <table:table-cell office:value-type="float" office:value="198051669" calcext:value-type="float">
            <text:p>198051669</text:p>
          </table:table-cell>
          <table:table-cell table:style-name="ce3" table:formula="of:=[.D39]+[.E39]/1000000000" office:value-type="float" office:value="1750099438.19805" calcext:value-type="float">
            <text:p>1750099438,19805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50099439" calcext:value-type="float">
            <text:p>1750099439</text:p>
          </table:table-cell>
          <table:table-cell office:value-type="float" office:value="319921608" calcext:value-type="float">
            <text:p>319921608</text:p>
          </table:table-cell>
          <table:table-cell table:style-name="ce3" table:formula="of:=[.D40]+[.E40]/1000000000" office:value-type="float" office:value="1750099439.31992" calcext:value-type="float">
            <text:p>1750099439,31992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50099440" calcext:value-type="float">
            <text:p>1750099440</text:p>
          </table:table-cell>
          <table:table-cell office:value-type="float" office:value="429781094" calcext:value-type="float">
            <text:p>429781094</text:p>
          </table:table-cell>
          <table:table-cell table:style-name="ce3" table:formula="of:=[.D41]+[.E41]/1000000000" office:value-type="float" office:value="1750099440.42978" calcext:value-type="float">
            <text:p>1750099440,42978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50099441" calcext:value-type="float">
            <text:p>1750099441</text:p>
          </table:table-cell>
          <table:table-cell office:value-type="float" office:value="511065383" calcext:value-type="float">
            <text:p>511065383</text:p>
          </table:table-cell>
          <table:table-cell table:style-name="ce3" table:formula="of:=[.D42]+[.E42]/1000000000" office:value-type="float" office:value="1750099441.51107" calcext:value-type="float">
            <text:p>1750099441,51107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50099442" calcext:value-type="float">
            <text:p>1750099442</text:p>
          </table:table-cell>
          <table:table-cell office:value-type="float" office:value="640515167" calcext:value-type="float">
            <text:p>640515167</text:p>
          </table:table-cell>
          <table:table-cell table:style-name="ce3" table:formula="of:=[.D43]+[.E43]/1000000000" office:value-type="float" office:value="1750099442.64052" calcext:value-type="float">
            <text:p>1750099442,64052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50099443" calcext:value-type="float">
            <text:p>1750099443</text:p>
          </table:table-cell>
          <table:table-cell office:value-type="float" office:value="844462743" calcext:value-type="float">
            <text:p>844462743</text:p>
          </table:table-cell>
          <table:table-cell table:style-name="ce3" table:formula="of:=[.D44]+[.E44]/1000000000" office:value-type="float" office:value="1750099443.84446" calcext:value-type="float">
            <text:p>1750099443,84446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50099444" calcext:value-type="float">
            <text:p>1750099444</text:p>
          </table:table-cell>
          <table:table-cell office:value-type="float" office:value="941194030" calcext:value-type="float">
            <text:p>941194030</text:p>
          </table:table-cell>
          <table:table-cell table:style-name="ce3" table:formula="of:=[.D45]+[.E45]/1000000000" office:value-type="float" office:value="1750099444.94119" calcext:value-type="float">
            <text:p>1750099444,94119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skset_4" table:style-name="ta1">
        <table:shapes>
          <draw:frame draw:z-index="0" draw:style-name="gr1" draw:text-style-name="P1" svg:width="22.641cm" svg:height="10.665cm" svg:x="16.379cm" svg:y="0.55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default-cell-style-name="ce2"/>
        <table:table-column table:style-name="co7" table:number-columns-repeated="16377" table:default-cell-style-name="ce2"/>
        <table:table-row table:style-name="ro1">
          <table:table-cell table:style-name="ce1" office:value-type="string" calcext:value-type="string">
            <text:p>Programmn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Slice-Nummer</text:p>
          </table:table-cell>
          <table:table-cell table:style-name="ce1" office:value-type="string" calcext:value-type="string">
            <text:p>Sekunden</text:p>
          </table:table-cell>
          <table:table-cell table:style-name="ce1" office:value-type="string" calcext:value-type="string">
            <text:p>Nanosekunden</text:p>
          </table:table-cell>
          <table:table-cell table:style-name="ce1"/>
          <table:table-cell table:style-name="ce1" office:value-type="string" calcext:value-type="string">
            <text:p>Labe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0106043" calcext:value-type="float">
            <text:p>1750106043</text:p>
          </table:table-cell>
          <table:table-cell office:value-type="float" office:value="809543173" calcext:value-type="float">
            <text:p>809543173</text:p>
          </table:table-cell>
          <table:table-cell table:formula="of:=[.D2]+[.E2]/1000000" office:value-type="float" office:value="1750106852.54317" calcext:value-type="float">
            <text:p>1750106852,54317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50106047" calcext:value-type="float">
            <text:p>1750106047</text:p>
          </table:table-cell>
          <table:table-cell office:value-type="float" office:value="773131166" calcext:value-type="float">
            <text:p>773131166</text:p>
          </table:table-cell>
          <table:table-cell table:formula="of:=[.D3]+[.E3]/1000000" office:value-type="float" office:value="1750106820.13117" calcext:value-type="float">
            <text:p>1750106820,13117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50106051" calcext:value-type="float">
            <text:p>1750106051</text:p>
          </table:table-cell>
          <table:table-cell office:value-type="float" office:value="763970858" calcext:value-type="float">
            <text:p>763970858</text:p>
          </table:table-cell>
          <table:table-cell table:formula="of:=[.D4]+[.E4]/1000000" office:value-type="float" office:value="1750106814.97086" calcext:value-type="float">
            <text:p>1750106814,97086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50106055" calcext:value-type="float">
            <text:p>1750106055</text:p>
          </table:table-cell>
          <table:table-cell office:value-type="float" office:value="738461560" calcext:value-type="float">
            <text:p>738461560</text:p>
          </table:table-cell>
          <table:table-cell table:formula="of:=[.D5]+[.E5]/1000000" office:value-type="float" office:value="1750106793.46156" calcext:value-type="float">
            <text:p>1750106793,46156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50106059" calcext:value-type="float">
            <text:p>1750106059</text:p>
          </table:table-cell>
          <table:table-cell office:value-type="float" office:value="692746298" calcext:value-type="float">
            <text:p>692746298</text:p>
          </table:table-cell>
          <table:table-cell table:formula="of:=[.D6]+[.E6]/1000000" office:value-type="float" office:value="1750106751.7463" calcext:value-type="float">
            <text:p>1750106751,7463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50106063" calcext:value-type="float">
            <text:p>1750106063</text:p>
          </table:table-cell>
          <table:table-cell office:value-type="float" office:value="642466431" calcext:value-type="float">
            <text:p>642466431</text:p>
          </table:table-cell>
          <table:table-cell table:formula="of:=[.D7]+[.E7]/1000000" office:value-type="float" office:value="1750106705.46643" calcext:value-type="float">
            <text:p>1750106705,46643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0106067" calcext:value-type="float">
            <text:p>1750106067</text:p>
          </table:table-cell>
          <table:table-cell office:value-type="float" office:value="626637143" calcext:value-type="float">
            <text:p>626637143</text:p>
          </table:table-cell>
          <table:table-cell table:formula="of:=[.D8]+[.E8]/1000000" office:value-type="float" office:value="1750106693.63714" calcext:value-type="float">
            <text:p>1750106693,63714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50106071" calcext:value-type="float">
            <text:p>1750106071</text:p>
          </table:table-cell>
          <table:table-cell office:value-type="float" office:value="609907465" calcext:value-type="float">
            <text:p>609907465</text:p>
          </table:table-cell>
          <table:table-cell table:formula="of:=[.D9]+[.E9]/1000000" office:value-type="float" office:value="1750106680.90747" calcext:value-type="float">
            <text:p>1750106680,90747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50106075" calcext:value-type="float">
            <text:p>1750106075</text:p>
          </table:table-cell>
          <table:table-cell office:value-type="float" office:value="562989328" calcext:value-type="float">
            <text:p>562989328</text:p>
          </table:table-cell>
          <table:table-cell table:formula="of:=[.D10]+[.E10]/1000000" office:value-type="float" office:value="1750106637.98933" calcext:value-type="float">
            <text:p>1750106637,98933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50106079" calcext:value-type="float">
            <text:p>1750106079</text:p>
          </table:table-cell>
          <table:table-cell office:value-type="float" office:value="548968289" calcext:value-type="float">
            <text:p>548968289</text:p>
          </table:table-cell>
          <table:table-cell table:formula="of:=[.D11]+[.E11]/1000000" office:value-type="float" office:value="1750106627.96829" calcext:value-type="float">
            <text:p>1750106627,96829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50106083" calcext:value-type="float">
            <text:p>1750106083</text:p>
          </table:table-cell>
          <table:table-cell office:value-type="float" office:value="516057945" calcext:value-type="float">
            <text:p>516057945</text:p>
          </table:table-cell>
          <table:table-cell table:formula="of:=[.D12]+[.E12]/1000000" office:value-type="float" office:value="1750106599.05795" calcext:value-type="float">
            <text:p>1750106599,05795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50106043" calcext:value-type="float">
            <text:p>1750106043</text:p>
          </table:table-cell>
          <table:table-cell office:value-type="float" office:value="814006473" calcext:value-type="float">
            <text:p>814006473</text:p>
          </table:table-cell>
          <table:table-cell table:formula="of:=[.D13]+[.E13]/1000000" office:value-type="float" office:value="1750106857.00647" calcext:value-type="float">
            <text:p>1750106857,00647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0106047" calcext:value-type="float">
            <text:p>1750106047</text:p>
          </table:table-cell>
          <table:table-cell office:value-type="float" office:value="776437566" calcext:value-type="float">
            <text:p>776437566</text:p>
          </table:table-cell>
          <table:table-cell table:formula="of:=[.D14]+[.E14]/1000000" office:value-type="float" office:value="1750106823.43757" calcext:value-type="float">
            <text:p>1750106823,43757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50106051" calcext:value-type="float">
            <text:p>1750106051</text:p>
          </table:table-cell>
          <table:table-cell office:value-type="float" office:value="770394858" calcext:value-type="float">
            <text:p>770394858</text:p>
          </table:table-cell>
          <table:table-cell table:formula="of:=[.D15]+[.E15]/1000000" office:value-type="float" office:value="1750106821.39486" calcext:value-type="float">
            <text:p>1750106821,39486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50106055" calcext:value-type="float">
            <text:p>1750106055</text:p>
          </table:table-cell>
          <table:table-cell office:value-type="float" office:value="737106360" calcext:value-type="float">
            <text:p>737106360</text:p>
          </table:table-cell>
          <table:table-cell table:formula="of:=[.D16]+[.E16]/1000000" office:value-type="float" office:value="1750106792.10636" calcext:value-type="float">
            <text:p>1750106792,10636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50106059" calcext:value-type="float">
            <text:p>1750106059</text:p>
          </table:table-cell>
          <table:table-cell office:value-type="float" office:value="718876498" calcext:value-type="float">
            <text:p>718876498</text:p>
          </table:table-cell>
          <table:table-cell table:formula="of:=[.D17]+[.E17]/1000000" office:value-type="float" office:value="1750106777.8765" calcext:value-type="float">
            <text:p>1750106777,876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50106063" calcext:value-type="float">
            <text:p>1750106063</text:p>
          </table:table-cell>
          <table:table-cell office:value-type="float" office:value="672206231" calcext:value-type="float">
            <text:p>672206231</text:p>
          </table:table-cell>
          <table:table-cell table:formula="of:=[.D18]+[.E18]/1000000" office:value-type="float" office:value="1750106735.20623" calcext:value-type="float">
            <text:p>1750106735,20623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50106067" calcext:value-type="float">
            <text:p>1750106067</text:p>
          </table:table-cell>
          <table:table-cell office:value-type="float" office:value="661600543" calcext:value-type="float">
            <text:p>661600543</text:p>
          </table:table-cell>
          <table:table-cell table:formula="of:=[.D19]+[.E19]/1000000" office:value-type="float" office:value="1750106728.60054" calcext:value-type="float">
            <text:p>1750106728,60054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50106071" calcext:value-type="float">
            <text:p>1750106071</text:p>
          </table:table-cell>
          <table:table-cell office:value-type="float" office:value="601528065" calcext:value-type="float">
            <text:p>601528065</text:p>
          </table:table-cell>
          <table:table-cell table:formula="of:=[.D20]+[.E20]/1000000" office:value-type="float" office:value="1750106672.52807" calcext:value-type="float">
            <text:p>1750106672,52807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50106075" calcext:value-type="float">
            <text:p>1750106075</text:p>
          </table:table-cell>
          <table:table-cell office:value-type="float" office:value="572891328" calcext:value-type="float">
            <text:p>572891328</text:p>
          </table:table-cell>
          <table:table-cell table:formula="of:=[.D21]+[.E21]/1000000" office:value-type="float" office:value="1750106647.89133" calcext:value-type="float">
            <text:p>1750106647,89133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50106079" calcext:value-type="float">
            <text:p>1750106079</text:p>
          </table:table-cell>
          <table:table-cell office:value-type="float" office:value="552123090" calcext:value-type="float">
            <text:p>552123090</text:p>
          </table:table-cell>
          <table:table-cell table:formula="of:=[.D22]+[.E22]/1000000" office:value-type="float" office:value="1750106631.12309" calcext:value-type="float">
            <text:p>1750106631,12309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50106083" calcext:value-type="float">
            <text:p>1750106083</text:p>
          </table:table-cell>
          <table:table-cell office:value-type="float" office:value="517969645" calcext:value-type="float">
            <text:p>517969645</text:p>
          </table:table-cell>
          <table:table-cell table:formula="of:=[.D23]+[.E23]/1000000" office:value-type="float" office:value="1750106600.96965" calcext:value-type="float">
            <text:p>1750106600,9696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50106043" calcext:value-type="float">
            <text:p>1750106043</text:p>
          </table:table-cell>
          <table:table-cell office:value-type="float" office:value="817582473" calcext:value-type="float">
            <text:p>817582473</text:p>
          </table:table-cell>
          <table:table-cell table:formula="of:=[.D24]+[.E24]/1000000" office:value-type="float" office:value="1750106860.58247" calcext:value-type="float">
            <text:p>1750106860,58247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50106047" calcext:value-type="float">
            <text:p>1750106047</text:p>
          </table:table-cell>
          <table:table-cell office:value-type="float" office:value="783458166" calcext:value-type="float">
            <text:p>783458166</text:p>
          </table:table-cell>
          <table:table-cell table:formula="of:=[.D25]+[.E25]/1000000" office:value-type="float" office:value="1750106830.45817" calcext:value-type="float">
            <text:p>1750106830,45817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50106051" calcext:value-type="float">
            <text:p>1750106051</text:p>
          </table:table-cell>
          <table:table-cell office:value-type="float" office:value="752064058" calcext:value-type="float">
            <text:p>752064058</text:p>
          </table:table-cell>
          <table:table-cell table:formula="of:=[.D26]+[.E26]/1000000" office:value-type="float" office:value="1750106803.06406" calcext:value-type="float">
            <text:p>1750106803,06406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50106055" calcext:value-type="float">
            <text:p>1750106055</text:p>
          </table:table-cell>
          <table:table-cell office:value-type="float" office:value="731175960" calcext:value-type="float">
            <text:p>731175960</text:p>
          </table:table-cell>
          <table:table-cell table:formula="of:=[.D27]+[.E27]/1000000" office:value-type="float" office:value="1750106786.17596" calcext:value-type="float">
            <text:p>1750106786,17596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50106059" calcext:value-type="float">
            <text:p>1750106059</text:p>
          </table:table-cell>
          <table:table-cell office:value-type="float" office:value="698265698" calcext:value-type="float">
            <text:p>698265698</text:p>
          </table:table-cell>
          <table:table-cell table:formula="of:=[.D28]+[.E28]/1000000" office:value-type="float" office:value="1750106757.2657" calcext:value-type="float">
            <text:p>1750106757,2657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50106063" calcext:value-type="float">
            <text:p>1750106063</text:p>
          </table:table-cell>
          <table:table-cell office:value-type="float" office:value="666335231" calcext:value-type="float">
            <text:p>666335231</text:p>
          </table:table-cell>
          <table:table-cell table:formula="of:=[.D29]+[.E29]/1000000" office:value-type="float" office:value="1750106729.33523" calcext:value-type="float">
            <text:p>1750106729,33523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50106067" calcext:value-type="float">
            <text:p>1750106067</text:p>
          </table:table-cell>
          <table:table-cell office:value-type="float" office:value="655899743" calcext:value-type="float">
            <text:p>655899743</text:p>
          </table:table-cell>
          <table:table-cell table:formula="of:=[.D30]+[.E30]/1000000" office:value-type="float" office:value="1750106722.89974" calcext:value-type="float">
            <text:p>1750106722,89974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50106071" calcext:value-type="float">
            <text:p>1750106071</text:p>
          </table:table-cell>
          <table:table-cell office:value-type="float" office:value="621992565" calcext:value-type="float">
            <text:p>621992565</text:p>
          </table:table-cell>
          <table:table-cell table:formula="of:=[.D31]+[.E31]/1000000" office:value-type="float" office:value="1750106692.99257" calcext:value-type="float">
            <text:p>1750106692,99257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50106075" calcext:value-type="float">
            <text:p>1750106075</text:p>
          </table:table-cell>
          <table:table-cell office:value-type="float" office:value="585321128" calcext:value-type="float">
            <text:p>585321128</text:p>
          </table:table-cell>
          <table:table-cell table:formula="of:=[.D32]+[.E32]/1000000" office:value-type="float" office:value="1750106660.32113" calcext:value-type="float">
            <text:p>1750106660,32113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50106079" calcext:value-type="float">
            <text:p>1750106079</text:p>
          </table:table-cell>
          <table:table-cell office:value-type="float" office:value="570077090" calcext:value-type="float">
            <text:p>570077090</text:p>
          </table:table-cell>
          <table:table-cell table:formula="of:=[.D33]+[.E33]/1000000" office:value-type="float" office:value="1750106649.07709" calcext:value-type="float">
            <text:p>1750106649,07709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50106083" calcext:value-type="float">
            <text:p>1750106083</text:p>
          </table:table-cell>
          <table:table-cell office:value-type="float" office:value="526398245" calcext:value-type="float">
            <text:p>526398245</text:p>
          </table:table-cell>
          <table:table-cell table:formula="of:=[.D34]+[.E34]/1000000" office:value-type="float" office:value="1750106609.39825" calcext:value-type="float">
            <text:p>1750106609,39825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0106043" calcext:value-type="float">
            <text:p>1750106043</text:p>
          </table:table-cell>
          <table:table-cell office:value-type="float" office:value="821573673" calcext:value-type="float">
            <text:p>821573673</text:p>
          </table:table-cell>
          <table:table-cell table:formula="of:=[.D35]+[.E35]/1000000" office:value-type="float" office:value="1750106864.57367" calcext:value-type="float">
            <text:p>1750106864,57367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0106047" calcext:value-type="float">
            <text:p>1750106047</text:p>
          </table:table-cell>
          <table:table-cell office:value-type="float" office:value="794714565" calcext:value-type="float">
            <text:p>794714565</text:p>
          </table:table-cell>
          <table:table-cell table:formula="of:=[.D36]+[.E36]/1000000" office:value-type="float" office:value="1750106841.71457" calcext:value-type="float">
            <text:p>1750106841,71457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50106051" calcext:value-type="float">
            <text:p>1750106051</text:p>
          </table:table-cell>
          <table:table-cell office:value-type="float" office:value="761313558" calcext:value-type="float">
            <text:p>761313558</text:p>
          </table:table-cell>
          <table:table-cell table:formula="of:=[.D37]+[.E37]/1000000" office:value-type="float" office:value="1750106812.31356" calcext:value-type="float">
            <text:p>1750106812,31356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50106055" calcext:value-type="float">
            <text:p>1750106055</text:p>
          </table:table-cell>
          <table:table-cell office:value-type="float" office:value="742610060" calcext:value-type="float">
            <text:p>742610060</text:p>
          </table:table-cell>
          <table:table-cell table:formula="of:=[.D38]+[.E38]/1000000" office:value-type="float" office:value="1750106797.61006" calcext:value-type="float">
            <text:p>1750106797,61006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50106059" calcext:value-type="float">
            <text:p>1750106059</text:p>
          </table:table-cell>
          <table:table-cell office:value-type="float" office:value="710267698" calcext:value-type="float">
            <text:p>710267698</text:p>
          </table:table-cell>
          <table:table-cell table:formula="of:=[.D39]+[.E39]/1000000" office:value-type="float" office:value="1750106769.2677" calcext:value-type="float">
            <text:p>1750106769,2677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50106063" calcext:value-type="float">
            <text:p>1750106063</text:p>
          </table:table-cell>
          <table:table-cell office:value-type="float" office:value="648556631" calcext:value-type="float">
            <text:p>648556631</text:p>
          </table:table-cell>
          <table:table-cell table:formula="of:=[.D40]+[.E40]/1000000" office:value-type="float" office:value="1750106711.55663" calcext:value-type="float">
            <text:p>1750106711,55663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50106067" calcext:value-type="float">
            <text:p>1750106067</text:p>
          </table:table-cell>
          <table:table-cell office:value-type="float" office:value="651059643" calcext:value-type="float">
            <text:p>651059643</text:p>
          </table:table-cell>
          <table:table-cell table:formula="of:=[.D41]+[.E41]/1000000" office:value-type="float" office:value="1750106718.05964" calcext:value-type="float">
            <text:p>1750106718,05964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50106071" calcext:value-type="float">
            <text:p>1750106071</text:p>
          </table:table-cell>
          <table:table-cell office:value-type="float" office:value="618615065" calcext:value-type="float">
            <text:p>618615065</text:p>
          </table:table-cell>
          <table:table-cell table:formula="of:=[.D42]+[.E42]/1000000" office:value-type="float" office:value="1750106689.61507" calcext:value-type="float">
            <text:p>1750106689,61507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50106075" calcext:value-type="float">
            <text:p>1750106075</text:p>
          </table:table-cell>
          <table:table-cell office:value-type="float" office:value="576827228" calcext:value-type="float">
            <text:p>576827228</text:p>
          </table:table-cell>
          <table:table-cell table:formula="of:=[.D43]+[.E43]/1000000" office:value-type="float" office:value="1750106651.82723" calcext:value-type="float">
            <text:p>1750106651,82723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50106079" calcext:value-type="float">
            <text:p>1750106079</text:p>
          </table:table-cell>
          <table:table-cell office:value-type="float" office:value="561159090" calcext:value-type="float">
            <text:p>561159090</text:p>
          </table:table-cell>
          <table:table-cell table:formula="of:=[.D44]+[.E44]/1000000" office:value-type="float" office:value="1750106640.15909" calcext:value-type="float">
            <text:p>1750106640,15909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50106083" calcext:value-type="float">
            <text:p>1750106083</text:p>
          </table:table-cell>
          <table:table-cell office:value-type="float" office:value="527030445" calcext:value-type="float">
            <text:p>527030445</text:p>
          </table:table-cell>
          <table:table-cell table:formula="of:=[.D45]+[.E45]/1000000" office:value-type="float" office:value="1750106610.03045" calcext:value-type="float">
            <text:p>1750106610,03045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fferent_prio" table:style-name="ta1">
        <table:shapes>
          <draw:frame draw:z-index="0" draw:style-name="gr1" draw:text-style-name="P1" svg:width="23.28cm" svg:height="12.879cm" svg:x="16.464cm" svg:y="1.183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Programmn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Slice-Nummer</text:p>
          </table:table-cell>
          <table:table-cell table:style-name="ce1" office:value-type="string" calcext:value-type="string">
            <text:p>Sekunden</text:p>
          </table:table-cell>
          <table:table-cell table:style-name="ce1" office:value-type="string" calcext:value-type="string">
            <text:p>Nanosekunden</text:p>
          </table:table-cell>
          <table:table-cell table:style-name="ce1"/>
          <table:table-cell table:style-name="ce1"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0106984" calcext:value-type="float">
            <text:p>1750106984</text:p>
          </table:table-cell>
          <table:table-cell office:value-type="float" office:value="617919017" calcext:value-type="float">
            <text:p>617919017</text:p>
          </table:table-cell>
          <table:table-cell table:formula="of:=[.D2]+[.E2]/1000000" office:value-type="float" office:value="1750107601.91902" calcext:value-type="float">
            <text:p>1750107601,91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1.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0106985" calcext:value-type="float">
            <text:p>1750106985</text:p>
          </table:table-cell>
          <table:table-cell office:value-type="float" office:value="745872122" calcext:value-type="float">
            <text:p>745872122</text:p>
          </table:table-cell>
          <table:table-cell table:formula="of:=[.D3]+[.E3]/1000000" office:value-type="float" office:value="1750107730.87212" calcext:value-type="float">
            <text:p>1750107730,87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50106986" calcext:value-type="float">
            <text:p>1750106986</text:p>
          </table:table-cell>
          <table:table-cell office:value-type="float" office:value="865041427" calcext:value-type="float">
            <text:p>865041427</text:p>
          </table:table-cell>
          <table:table-cell table:formula="of:=[.D4]+[.E4]/1000000" office:value-type="float" office:value="1750107851.04143" calcext:value-type="float">
            <text:p>1750107851,04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50106987" calcext:value-type="float">
            <text:p>1750106987</text:p>
          </table:table-cell>
          <table:table-cell office:value-type="float" office:value="948492832" calcext:value-type="float">
            <text:p>948492832</text:p>
          </table:table-cell>
          <table:table-cell table:formula="of:=[.D5]+[.E5]/1000000" office:value-type="float" office:value="1750107935.49283" calcext:value-type="float">
            <text:p>1750107935,49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50106989" calcext:value-type="float">
            <text:p>1750106989</text:p>
          </table:table-cell>
          <table:table-cell office:value-type="float" office:value="113320537" calcext:value-type="float">
            <text:p>113320537</text:p>
          </table:table-cell>
          <table:table-cell table:formula="of:=[.D6]+[.E6]/1000000" office:value-type="float" office:value="1750107102.32054" calcext:value-type="float">
            <text:p>1750107102,3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1.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50106990" calcext:value-type="float">
            <text:p>1750106990</text:p>
          </table:table-cell>
          <table:table-cell office:value-type="float" office:value="263085842" calcext:value-type="float">
            <text:p>263085842</text:p>
          </table:table-cell>
          <table:table-cell table:formula="of:=[.D7]+[.E7]/1000000" office:value-type="float" office:value="1750107253.08584" calcext:value-type="float">
            <text:p>1750107253,08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50106984" calcext:value-type="float">
            <text:p>1750106984</text:p>
          </table:table-cell>
          <table:table-cell office:value-type="float" office:value="618340217" calcext:value-type="float">
            <text:p>618340217</text:p>
          </table:table-cell>
          <table:table-cell table:formula="of:=[.D8]+[.E8]/1000000" office:value-type="float" office:value="1750107602.34022" calcext:value-type="float">
            <text:p>1750107602,34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0106985" calcext:value-type="float">
            <text:p>1750106985</text:p>
          </table:table-cell>
          <table:table-cell office:value-type="float" office:value="734202822" calcext:value-type="float">
            <text:p>734202822</text:p>
          </table:table-cell>
          <table:table-cell table:formula="of:=[.D9]+[.E9]/1000000" office:value-type="float" office:value="1750107719.20282" calcext:value-type="float">
            <text:p>1750107719,202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50106986" calcext:value-type="float">
            <text:p>1750106986</text:p>
          </table:table-cell>
          <table:table-cell office:value-type="float" office:value="861324727" calcext:value-type="float">
            <text:p>861324727</text:p>
          </table:table-cell>
          <table:table-cell table:formula="of:=[.D10]+[.E10]/1000000" office:value-type="float" office:value="1750107847.32473" calcext:value-type="float">
            <text:p>1750107847,324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50106987" calcext:value-type="float">
            <text:p>1750106987</text:p>
          </table:table-cell>
          <table:table-cell office:value-type="float" office:value="981635332" calcext:value-type="float">
            <text:p>981635332</text:p>
          </table:table-cell>
          <table:table-cell table:formula="of:=[.D11]+[.E11]/1000000" office:value-type="float" office:value="1750107968.63533" calcext:value-type="float">
            <text:p>1750107968,635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.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50106989" calcext:value-type="float">
            <text:p>1750106989</text:p>
          </table:table-cell>
          <table:table-cell office:value-type="float" office:value="162817837" calcext:value-type="float">
            <text:p>162817837</text:p>
          </table:table-cell>
          <table:table-cell table:formula="of:=[.D12]+[.E12]/1000000" office:value-type="float" office:value="1750107151.81784" calcext:value-type="float">
            <text:p>1750107151,817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50106990" calcext:value-type="float">
            <text:p>1750106990</text:p>
          </table:table-cell>
          <table:table-cell office:value-type="float" office:value="300350342" calcext:value-type="float">
            <text:p>300350342</text:p>
          </table:table-cell>
          <table:table-cell table:formula="of:=[.D13]+[.E13]/1000000" office:value-type="float" office:value="1750107290.35034" calcext:value-type="float">
            <text:p>1750107290,35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50106991" calcext:value-type="float">
            <text:p>1750106991</text:p>
          </table:table-cell>
          <table:table-cell office:value-type="float" office:value="345609247" calcext:value-type="float">
            <text:p>345609247</text:p>
          </table:table-cell>
          <table:table-cell table:formula="of:=[.D14]+[.E14]/1000000" office:value-type="float" office:value="1750107336.60925" calcext:value-type="float">
            <text:p>1750107336,60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.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50106992" calcext:value-type="float">
            <text:p>1750106992</text:p>
          </table:table-cell>
          <table:table-cell office:value-type="float" office:value="398631155" calcext:value-type="float">
            <text:p>398631155</text:p>
          </table:table-cell>
          <table:table-cell table:formula="of:=[.D15]+[.E15]/1000000" office:value-type="float" office:value="1750107390.63116" calcext:value-type="float">
            <text:p>1750107390,63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50106984" calcext:value-type="float">
            <text:p>1750106984</text:p>
          </table:table-cell>
          <table:table-cell office:value-type="float" office:value="618072017" calcext:value-type="float">
            <text:p>618072017</text:p>
          </table:table-cell>
          <table:table-cell table:formula="of:=[.D16]+[.E16]/1000000" office:value-type="float" office:value="1750107602.07202" calcext:value-type="float">
            <text:p>1750107602,07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50106985" calcext:value-type="float">
            <text:p>1750106985</text:p>
          </table:table-cell>
          <table:table-cell office:value-type="float" office:value="756030122" calcext:value-type="float">
            <text:p>756030122</text:p>
          </table:table-cell>
          <table:table-cell table:formula="of:=[.D17]+[.E17]/1000000" office:value-type="float" office:value="1750107741.03012" calcext:value-type="float">
            <text:p>1750107741,03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.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50106986" calcext:value-type="float">
            <text:p>1750106986</text:p>
          </table:table-cell>
          <table:table-cell office:value-type="float" office:value="859526627" calcext:value-type="float">
            <text:p>859526627</text:p>
          </table:table-cell>
          <table:table-cell table:formula="of:=[.D18]+[.E18]/1000000" office:value-type="float" office:value="1750107845.52663" calcext:value-type="float">
            <text:p>1750107845,526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50106987" calcext:value-type="float">
            <text:p>1750106987</text:p>
          </table:table-cell>
          <table:table-cell office:value-type="float" office:value="958466132" calcext:value-type="float">
            <text:p>958466132</text:p>
          </table:table-cell>
          <table:table-cell table:formula="of:=[.D19]+[.E19]/1000000" office:value-type="float" office:value="1750107945.46613" calcext:value-type="float">
            <text:p>1750107945,466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50106989" calcext:value-type="float">
            <text:p>1750106989</text:p>
          </table:table-cell>
          <table:table-cell office:value-type="float" office:value="135989937" calcext:value-type="float">
            <text:p>135989937</text:p>
          </table:table-cell>
          <table:table-cell table:formula="of:=[.D20]+[.E20]/1000000" office:value-type="float" office:value="1750107124.98994" calcext:value-type="float">
            <text:p>1750107124,98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50106990" calcext:value-type="float">
            <text:p>1750106990</text:p>
          </table:table-cell>
          <table:table-cell office:value-type="float" office:value="291364542" calcext:value-type="float">
            <text:p>291364542</text:p>
          </table:table-cell>
          <table:table-cell table:formula="of:=[.D21]+[.E21]/1000000" office:value-type="float" office:value="1750107281.36454" calcext:value-type="float">
            <text:p>1750107281,36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50106991" calcext:value-type="float">
            <text:p>1750106991</text:p>
          </table:table-cell>
          <table:table-cell office:value-type="float" office:value="439316847" calcext:value-type="float">
            <text:p>439316847</text:p>
          </table:table-cell>
          <table:table-cell table:formula="of:=[.D22]+[.E22]/1000000" office:value-type="float" office:value="1750107430.31685" calcext:value-type="float">
            <text:p>1750107430,316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50106992" calcext:value-type="float">
            <text:p>1750106992</text:p>
          </table:table-cell>
          <table:table-cell office:value-type="float" office:value="466789955" calcext:value-type="float">
            <text:p>466789955</text:p>
          </table:table-cell>
          <table:table-cell table:formula="of:=[.D23]+[.E23]/1000000" office:value-type="float" office:value="1750107458.78996" calcext:value-type="float">
            <text:p>1750107458,789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50106993" calcext:value-type="float">
            <text:p>1750106993</text:p>
          </table:table-cell>
          <table:table-cell office:value-type="float" office:value="526343568" calcext:value-type="float">
            <text:p>526343568</text:p>
          </table:table-cell>
          <table:table-cell table:formula="of:=[.D24]+[.E24]/1000000" office:value-type="float" office:value="1750107519.34357" calcext:value-type="float">
            <text:p>1750107519,343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50106994" calcext:value-type="float">
            <text:p>1750106994</text:p>
          </table:table-cell>
          <table:table-cell office:value-type="float" office:value="563127780" calcext:value-type="float">
            <text:p>563127780</text:p>
          </table:table-cell>
          <table:table-cell table:formula="of:=[.D25]+[.E25]/1000000" office:value-type="float" office:value="1750107557.12778" calcext:value-type="float">
            <text:p>1750107557,127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.x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50106995" calcext:value-type="float">
            <text:p>1750106995</text:p>
          </table:table-cell>
          <table:table-cell office:value-type="float" office:value="614111193" calcext:value-type="float">
            <text:p>614111193</text:p>
          </table:table-cell>
          <table:table-cell table:formula="of:=[.D26]+[.E26]/1000000" office:value-type="float" office:value="1750107609.11119" calcext:value-type="float">
            <text:p>1750107609,11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0106984" calcext:value-type="float">
            <text:p>1750106984</text:p>
          </table:table-cell>
          <table:table-cell office:value-type="float" office:value="618205617" calcext:value-type="float">
            <text:p>618205617</text:p>
          </table:table-cell>
          <table:table-cell table:formula="of:=[.D27]+[.E27]/1000000" office:value-type="float" office:value="1750107602.20562" calcext:value-type="float">
            <text:p>1750107602,205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50106985" calcext:value-type="float">
            <text:p>1750106985</text:p>
          </table:table-cell>
          <table:table-cell office:value-type="float" office:value="756172222" calcext:value-type="float">
            <text:p>756172222</text:p>
          </table:table-cell>
          <table:table-cell table:formula="of:=[.D28]+[.E28]/1000000" office:value-type="float" office:value="1750107741.17222" calcext:value-type="float">
            <text:p>1750107741,172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50106986" calcext:value-type="float">
            <text:p>1750106986</text:p>
          </table:table-cell>
          <table:table-cell office:value-type="float" office:value="863513127" calcext:value-type="float">
            <text:p>863513127</text:p>
          </table:table-cell>
          <table:table-cell table:formula="of:=[.D29]+[.E29]/1000000" office:value-type="float" office:value="1750107849.51313" calcext:value-type="float">
            <text:p>1750107849,513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.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50106987" calcext:value-type="float">
            <text:p>1750106987</text:p>
          </table:table-cell>
          <table:table-cell office:value-type="float" office:value="961678232" calcext:value-type="float">
            <text:p>961678232</text:p>
          </table:table-cell>
          <table:table-cell table:formula="of:=[.D30]+[.E30]/1000000" office:value-type="float" office:value="1750107948.67823" calcext:value-type="float">
            <text:p>1750107948,678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50106989" calcext:value-type="float">
            <text:p>1750106989</text:p>
          </table:table-cell>
          <table:table-cell office:value-type="float" office:value="54673837" calcext:value-type="float">
            <text:p>54673837</text:p>
          </table:table-cell>
          <table:table-cell table:formula="of:=[.D31]+[.E31]/1000000" office:value-type="float" office:value="1750107043.67384" calcext:value-type="float">
            <text:p>1750107043,67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50106990" calcext:value-type="float">
            <text:p>1750106990</text:p>
          </table:table-cell>
          <table:table-cell office:value-type="float" office:value="188488042" calcext:value-type="float">
            <text:p>188488042</text:p>
          </table:table-cell>
          <table:table-cell table:formula="of:=[.D32]+[.E32]/1000000" office:value-type="float" office:value="1750107178.48804" calcext:value-type="float">
            <text:p>1750107178,488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0106991" calcext:value-type="float">
            <text:p>1750106991</text:p>
          </table:table-cell>
          <table:table-cell office:value-type="float" office:value="307580747" calcext:value-type="float">
            <text:p>307580747</text:p>
          </table:table-cell>
          <table:table-cell table:formula="of:=[.D33]+[.E33]/1000000" office:value-type="float" office:value="1750107298.58075" calcext:value-type="float">
            <text:p>1750107298,58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50106992" calcext:value-type="float">
            <text:p>1750106992</text:p>
          </table:table-cell>
          <table:table-cell office:value-type="float" office:value="360978654" calcext:value-type="float">
            <text:p>360978654</text:p>
          </table:table-cell>
          <table:table-cell table:formula="of:=[.D34]+[.E34]/1000000" office:value-type="float" office:value="1750107352.97865" calcext:value-type="float">
            <text:p>1750107352,978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50106993" calcext:value-type="float">
            <text:p>1750106993</text:p>
          </table:table-cell>
          <table:table-cell office:value-type="float" office:value="429310367" calcext:value-type="float">
            <text:p>429310367</text:p>
          </table:table-cell>
          <table:table-cell table:formula="of:=[.D35]+[.E35]/1000000" office:value-type="float" office:value="1750107422.31037" calcext:value-type="float">
            <text:p>1750107422,31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50106994" calcext:value-type="float">
            <text:p>1750106994</text:p>
          </table:table-cell>
          <table:table-cell office:value-type="float" office:value="464881679" calcext:value-type="float">
            <text:p>464881679</text:p>
          </table:table-cell>
          <table:table-cell table:formula="of:=[.D36]+[.E36]/1000000" office:value-type="float" office:value="1750107458.88168" calcext:value-type="float">
            <text:p>1750107458,881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50106995" calcext:value-type="float">
            <text:p>1750106995</text:p>
          </table:table-cell>
          <table:table-cell office:value-type="float" office:value="499229491" calcext:value-type="float">
            <text:p>499229491</text:p>
          </table:table-cell>
          <table:table-cell table:formula="of:=[.D37]+[.E37]/1000000" office:value-type="float" office:value="1750107494.22949" calcext:value-type="float">
            <text:p>1750107494,229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50106996" calcext:value-type="float">
            <text:p>1750106996</text:p>
          </table:table-cell>
          <table:table-cell office:value-type="float" office:value="493874103" calcext:value-type="float">
            <text:p>493874103</text:p>
          </table:table-cell>
          <table:table-cell table:formula="of:=[.D38]+[.E38]/1000000" office:value-type="float" office:value="1750107489.8741" calcext:value-type="float">
            <text:p>1750107489,87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50106997" calcext:value-type="float">
            <text:p>1750106997</text:p>
          </table:table-cell>
          <table:table-cell office:value-type="float" office:value="483016415" calcext:value-type="float">
            <text:p>483016415</text:p>
          </table:table-cell>
          <table:table-cell table:formula="of:=[.D39]+[.E39]/1000000" office:value-type="float" office:value="1750107480.01642" calcext:value-type="float">
            <text:p>1750107480,016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50106998" calcext:value-type="float">
            <text:p>1750106998</text:p>
          </table:table-cell>
          <table:table-cell office:value-type="float" office:value="478436627" calcext:value-type="float">
            <text:p>478436627</text:p>
          </table:table-cell>
          <table:table-cell table:formula="of:=[.D40]+[.E40]/1000000" office:value-type="float" office:value="1750107476.43663" calcext:value-type="float">
            <text:p>1750107476,43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50106999" calcext:value-type="float">
            <text:p>1750106999</text:p>
          </table:table-cell>
          <table:table-cell office:value-type="float" office:value="463881339" calcext:value-type="float">
            <text:p>463881339</text:p>
          </table:table-cell>
          <table:table-cell table:formula="of:=[.D41]+[.E41]/1000000" office:value-type="float" office:value="1750107462.88134" calcext:value-type="float">
            <text:p>1750107462,881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.x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50107000" calcext:value-type="float">
            <text:p>1750107000</text:p>
          </table:table-cell>
          <table:table-cell office:value-type="float" office:value="459281245" calcext:value-type="float">
            <text:p>459281245</text:p>
          </table:table-cell>
          <table:table-cell table:formula="of:=[.D42]+[.E42]/1000000" office:value-type="float" office:value="1750107459.28125" calcext:value-type="float">
            <text:p>1750107459,2812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3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16T22:53:21.564065100</dc:date>
    <meta:editing-duration>PT1H54M27S</meta:editing-duration>
    <meta:editing-cycles>6</meta:editing-cycles>
    <meta:generator>LibreOffice/25.2.3.2$Windows_X86_64 LibreOffice_project/bbb074479178df812d175f709636b368952c2ce3</meta:generator>
    <meta:document-statistic meta:table-count="3" meta:cell-count="921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svg:x="1.321cm" svg:y="0.18cm" svg:width="14.359cm" svg:height="7.669cm">
          <chart:coordinate-region svg:x="2.322cm" svg:y="0.382cm" svg:width="12.356cm" svg:height="6.814cm"/>
          <chart:axis chart:dimension="x" chart:name="primary-x" chart:style-name="ch3">
            <chart:title svg:x="8.09cm" svg:y="8.029cm" chart:style-name="ch4">
              <text:p><text:span text:style-name="T1">Time</text:span></text:p>
            </chart:title>
          </chart:axis>
          <chart:axis chart:dimension="y" chart:name="primary-y" chart:style-name="ch5">
            <chart:title svg:x="0.451cm" svg:y="4.407cm" chart:style-name="ch6">
              <text:p><text:span text:style-name="T1">Jobs</text:span></text:p>
            </chart:title>
            <chart:grid chart:style-name="ch7" chart:class="major"/>
          </chart:axis>
          <chart:series chart:style-name="ch8" chart:values-cell-range-address="fair_scheduler.G2:fair_scheduler.G45" chart:label-cell-address="fair_scheduler.G1:fair_scheduler.G1" chart:class="chart:scatter">
            <chart:domain table:cell-range-address="fair_scheduler.F2:fair_scheduler.F45"/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Label</text:p>
                <draw:g>
                  <svg:desc>fair_scheduler.G1:fair_scheduler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0099433.68427">
                <text:p>1750099433.68427</text:p>
                <draw:g>
                  <svg:desc>fair_scheduler.F2:fair_scheduler.F45</svg:desc>
                </draw:g>
              </table:table-cell>
              <table:table-cell office:value-type="float" office:value="3">
                <text:p>3</text:p>
                <draw:g>
                  <svg:desc>fair_scheduler.G2:fair_scheduler.G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0099434.80066">
                <text:p>1750099434.800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0099435.89339">
                <text:p>1750099435.89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0099437.03815">
                <text:p>1750099437.038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0099438.12083">
                <text:p>1750099438.120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0099439.20149">
                <text:p>1750099439.20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99440.29844">
                <text:p>1750099440.29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099441.39867">
                <text:p>1750099441.398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0099442.47071">
                <text:p>1750099442.470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0099443.59889">
                <text:p>1750099443.59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0099444.7025">
                <text:p>1750099444.70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0099433.68435">
                <text:p>1750099433.68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099434.74041">
                <text:p>1750099434.740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099435.87701">
                <text:p>1750099435.87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0099437.00234">
                <text:p>1750099437.00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0099438.21701">
                <text:p>1750099438.21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0099439.2812">
                <text:p>1750099439.2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0099440.40787">
                <text:p>1750099440.40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0099441.56368">
                <text:p>1750099441.56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0099442.68534">
                <text:p>1750099442.685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50099443.7693">
                <text:p>1750099443.76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0099444.86478">
                <text:p>1750099444.86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50099433.68377">
                <text:p>1750099433.68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50099434.79516">
                <text:p>1750099434.79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0099435.90929">
                <text:p>1750099435.90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0099437.03913">
                <text:p>1750099437.03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50099438.19532">
                <text:p>1750099438.19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0099439.29497">
                <text:p>1750099439.29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0099440.43676">
                <text:p>1750099440.43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0099441.56282">
                <text:p>1750099441.56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50099442.6387">
                <text:p>1750099442.6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50099443.80313">
                <text:p>1750099443.80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099444.91248">
                <text:p>1750099444.91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99433.68409">
                <text:p>1750099433.68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099434.79937">
                <text:p>1750099434.79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099435.94249">
                <text:p>1750099435.94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50099437.08301">
                <text:p>1750099437.08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50099438.19805">
                <text:p>1750099438.19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50099439.31992">
                <text:p>1750099439.319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50099440.42978">
                <text:p>1750099440.42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50099441.51107">
                <text:p>1750099441.51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50099442.64052">
                <text:p>1750099442.64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50099443.84446">
                <text:p>1750099443.84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50099444.94119">
                <text:p>1750099444.9411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2.642cm" svg:height="10.666cm" xlink:href="." xlink:type="simple" chart:class="chart:scatter" chart:style-name="ch1">
        <chart:plot-area chart:style-name="ch2" svg:x="1.453cm" svg:y="0.213cm" svg:width="20.737cm" svg:height="9.269cm">
          <chart:coordinate-region svg:x="2.454cm" svg:y="0.415cm" svg:width="18.734cm" svg:height="8.414cm"/>
          <chart:axis chart:dimension="x" chart:name="primary-x" chart:style-name="ch3" chartooo:axis-type="auto">
            <chart:title svg:x="11.411cm" svg:y="9.695cm" chart:style-name="ch4">
              <text:p><text:span text:style-name="T1">Time</text:span></text:p>
            </chart:title>
            <chart:categories table:cell-range-address="local-table.$A$2:.$A$45"/>
          </chart:axis>
          <chart:axis chart:dimension="y" chart:name="primary-y" chart:style-name="ch5">
            <chart:title svg:x="0.451cm" svg:y="5.24cm" chart:style-name="ch6">
              <text:p><text:span text:style-name="T1">Jobs</text:span></text:p>
            </chart:title>
            <chart:grid chart:style-name="ch7" chart:class="major"/>
          </chart:axis>
          <chart:series chart:style-name="ch8" chart:values-cell-range-address="local-table.$C$2:.$C$45" chart:label-cell-address="local-table.$C$1" chart:class="chart:scatter">
            <chart:domain table:cell-range-address="local-table.$B$2:.$B$45"/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ihe 1</text:p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0106852.54317">
                <text:p>1750106852.54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0106820.13117">
                <text:p>1750106820.13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0106814.97086">
                <text:p>1750106814.970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0106793.46156">
                <text:p>1750106793.46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0106751.7463">
                <text:p>1750106751.74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0106705.46643">
                <text:p>1750106705.466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106693.63714">
                <text:p>1750106693.63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106680.90747">
                <text:p>1750106680.90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0106637.98933">
                <text:p>1750106637.989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0106627.96829">
                <text:p>1750106627.968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0106599.05795">
                <text:p>1750106599.057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0106857.00647">
                <text:p>1750106857.00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106823.43757">
                <text:p>1750106823.437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106821.39486">
                <text:p>1750106821.394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0106792.10636">
                <text:p>1750106792.106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0106777.8765">
                <text:p>1750106777.87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0106735.20623">
                <text:p>1750106735.206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0106728.60054">
                <text:p>1750106728.600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0106672.52807">
                <text:p>1750106672.528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0106647.89133">
                <text:p>1750106647.89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50106631.12309">
                <text:p>1750106631.12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0106600.96965">
                <text:p>1750106600.969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50106860.58247">
                <text:p>1750106860.58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50106830.45817">
                <text:p>1750106830.458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0106803.06406">
                <text:p>1750106803.06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0106786.17596">
                <text:p>1750106786.17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50106757.2657">
                <text:p>1750106757.2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0106729.33523">
                <text:p>1750106729.33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0106722.89974">
                <text:p>1750106722.89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0106692.99257">
                <text:p>1750106692.99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50106660.32113">
                <text:p>1750106660.32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50106649.07709">
                <text:p>1750106649.07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106609.39825">
                <text:p>1750106609.39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106864.57367">
                <text:p>1750106864.57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106841.71457">
                <text:p>1750106841.71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106812.31356">
                <text:p>1750106812.31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50106797.61006">
                <text:p>1750106797.61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50106769.2677">
                <text:p>1750106769.2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50106711.55663">
                <text:p>1750106711.55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50106718.05964">
                <text:p>1750106718.05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50106689.61507">
                <text:p>1750106689.61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50106651.82723">
                <text:p>1750106651.82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50106640.15909">
                <text:p>1750106640.15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50106610.03045">
                <text:p>1750106610.03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3.281cm" svg:height="12.88cm" xlink:href="." xlink:type="simple" chart:class="chart:scatter" chart:style-name="ch1">
        <chart:plot-area chart:style-name="ch2" svg:x="1.466cm" svg:y="0.257cm" svg:width="21.35cm" svg:height="11.395cm">
          <chart:coordinate-region svg:x="2.468cm" svg:y="0.459cm" svg:width="19.347cm" svg:height="10.54cm"/>
          <chart:axis chart:dimension="x" chart:name="primary-x" chart:style-name="ch3" chartooo:axis-type="auto">
            <chart:title svg:x="11.731cm" svg:y="11.909cm" chart:style-name="ch4">
              <text:p><text:span text:style-name="T1">Time</text:span></text:p>
            </chart:title>
            <chart:categories table:cell-range-address="local-table.$A$2:.$A$42"/>
          </chart:axis>
          <chart:axis chart:dimension="y" chart:name="primary-y" chart:style-name="ch5">
            <chart:title svg:x="0.451cm" svg:y="6.347cm" chart:style-name="ch6">
              <text:p><text:span text:style-name="T1">Jobs</text:span></text:p>
            </chart:title>
            <chart:grid chart:style-name="ch7" chart:class="major"/>
          </chart:axis>
          <chart:series chart:style-name="ch8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ihe 1</text:p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0107601.91902">
                <text:p>1750107601.91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0107730.87212">
                <text:p>1750107730.87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0107851.04143">
                <text:p>1750107851.04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0107935.49283">
                <text:p>1750107935.49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0107102.32054">
                <text:p>1750107102.32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0107253.08584">
                <text:p>1750107253.08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107602.34022">
                <text:p>1750107602.34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107719.20282">
                <text:p>1750107719.202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0107847.32473">
                <text:p>1750107847.32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0107968.63533">
                <text:p>1750107968.635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0107151.81784">
                <text:p>1750107151.81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0107290.35034">
                <text:p>1750107290.350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107336.60925">
                <text:p>1750107336.609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107390.63116">
                <text:p>1750107390.63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0107602.07202">
                <text:p>1750107602.07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0107741.03012">
                <text:p>1750107741.03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0107845.52663">
                <text:p>1750107845.526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0107945.46613">
                <text:p>1750107945.46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0107124.98994">
                <text:p>1750107124.989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0107281.36454">
                <text:p>1750107281.36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50107430.31685">
                <text:p>1750107430.316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0107458.78996">
                <text:p>1750107458.78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50107519.34357">
                <text:p>1750107519.34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50107557.12778">
                <text:p>1750107557.127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0107609.11119">
                <text:p>1750107609.11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0107602.20562">
                <text:p>1750107602.205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50107741.17222">
                <text:p>1750107741.17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0107849.51313">
                <text:p>1750107849.51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0107948.67823">
                <text:p>1750107948.678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0107043.67384">
                <text:p>1750107043.67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50107178.48804">
                <text:p>1750107178.488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50107298.58075">
                <text:p>1750107298.580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107352.97865">
                <text:p>1750107352.978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107422.31037">
                <text:p>1750107422.31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107458.88168">
                <text:p>1750107458.88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107494.22949">
                <text:p>1750107494.229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50107489.8741">
                <text:p>1750107489.87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50107480.01642">
                <text:p>1750107480.016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50107476.43663">
                <text:p>1750107476.43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50107462.88134">
                <text:p>1750107462.88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50107459.28125">
                <text:p>1750107459.2812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